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e principal :</text:p>
      <text:p text:style-name="Standard"><text:tab/>compter le nombre d'occurrences des 10 mots les plus présents :</text:p>
      <text:p text:style-name="Standard"/>
      <text:p text:style-name="Standard">copie des 10 premiers éléments de l'indice 0 de la table de hashage. Parcours des différentes A-List tant que le courant est supérieur au dernier élément de la copie + décalage en conséquence.</text:p>
      <text:p text:style-name="Standard"/>
      <text:p text:style-name="Standard">Table de Hashage :</text:p>
      <text:p text:style-name="Standard"/>
      <text:p text:style-name="Standard"><text:tab/>implémentat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4:48:54</meta:creation-date>
    <dc:date>2014-03-27T15:23:10</dc:date>
    <meta:editing-duration>PT19M5S</meta:editing-duration>
    <meta:editing-cycles>1</meta:editing-cycles>
    <meta:document-statistic meta:table-count="0" meta:image-count="0" meta:object-count="0" meta:page-count="1" meta:paragraph-count="5" meta:word-count="52" meta:character-count="310" meta:non-whitespace-character-count="261"/>
    <meta:generator>LibreOffice/3.5$Linux_x86 LibreOffice_project/350m1$Build-2</meta:generator>
  </office:meta>
</office:document-meta>
</file>